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text-underline-style="none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none"/>
    </style:style>
    <style:style style:name="T6" style:family="text">
      <style:text-properties style:text-line-through-style="solid" style:font-name="Times New Roman"/>
    </style:style>
    <style:style style:name="T7" style:family="text">
      <style:text-properties style:text-line-through-style="solid" style:font-name="Times New Roman" style:text-underline-style="none"/>
    </style:style>
    <style:style style:name="T8" style:family="text">
      <style:text-properties style:text-line-through-style="solid" style:font-name="Times New Roman" fo:text-shadow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_2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4">For Sabbath Beresheet/ on the Fatherhood of God and the brotherhood/ of Man./</text:p>
      <text:p text:style-name="P4"/>
      <text:p text:style-name="P4">[Page 1]</text:p>
      <text:p text:style-name="P4">One universal Parent, and one common origin to man./ <text:s/>This is the philosophy imparted in the venerated vo-/lume we began afresh today. <text:s/>This is the science,/ given for our culture, &amp; which is still progressing, but/ it is far from being completely developped[sic!]. <text:s/>Do you/ now wish to learn from whence an ancient Rabbi derived the/ knowledge of that philosophy and of that science in Holy/ Writ? <text:s/>Listen: "This is the account of the genealogy of man;/ in the day that God created man, in the image of God created/ He him. <text:s/>Male and female created He them, and He blessed/ them, and called their name Adam (Mankind) in the day/ that they were created". <text:s/>The son of Azza<text:span text:style-name="T1">ï</text:span><text:span text:style-name="T3">, an authority/ among Talmudical writers, declares that such a statement/ in the oldest of </text:span><text:span text:style-name="T6">ol</text:span><text:span text:style-name="T3"> all books, is the broad principle/ on which Religion must stand. <text:s/>Religion, my dear/ Brethren, has, at all times and among all people been con-/-sidered the foundation of society. <text:s/>But ignorance, and/ our inherent weaknesses, often uprooted that foundation,/ and morality which is the pith of religion, and without which/ religion is an illusion, a thing unreal, </text:span><text:span text:style-name="T4">morality</text:span><text:span text:style-name="T5">, vanished from view./</text:span></text:p>
      <text:p text:style-name="P4"><text:span text:style-name="T5"/></text:p>
      <text:p text:style-name="P4"><text:span text:style-name="T5">[Page 2]</text:span></text:p>
      <text:p text:style-name="P4"><text:span text:style-name="T5">Worship, so called, took its place; but the history of the/ most renowned nations of antiquity, the history </text:span><text:soft-page-break/><text:span text:style-name="T5">of/ Egypt, Assyria, Greece, Rome, shows how worship/ can be prostituted, it shows how a service tendered to/ falsehood, and social depravity follow close upon each/ other. <text:s/>Who can recall the sacrifices made of honor and/ of chastity on the altar of debauching deities, and not see/ there the cause of general corruption? <text:s/>Who can think of/ the rivalry said to have existed among gods, to whom altars/ were raised, who can think of the war between the Titans and/ Jupiter, and not perceive the effect thereof in the deeds/ of ferocity, practiced by the ancients even in their public/ games and national festivities? <text:s/>It was the mission/ of a religion, which proclaimed from the beginning, the/ Fatherhood of God and the brotherhood of man to cast/ down and to build up. <text:s/>To pull out one by one every stone/ of an edifice in whose atmosphere the mind became/ dazzled and the heart petrified, and to rear on its/ [?], a structure from every point of which a steady/ light broke forth, and in the exhilarating air of which/ the feelings became softened and refined. <text:s/>The religion/ of Moses, where Morality occupies the highest stand./ <text:s/>It would be unjust to assert, that the knowledge of what/</text:span></text:p>
      <text:p text:style-name="P4"><text:span text:style-name="T5"/></text:p>
      <text:p text:style-name="P4"><text:span text:style-name="T5">[Page 3]</text:span></text:p>
      <text:p text:style-name="P4"><text:span text:style-name="T5">is right, was altogether hidden from the ancients. <text:s/>No:/ In the books of some philosophers of olden times, sublime/ ideas, lessons of great import may be met, but without/ crediting the report that the individuals who enunciated/ those sentiments, failed to carry them out in their pri-/-vate conduct, we may admit that </text:span><text:span text:style-name="T7">a</text:span><text:span text:style-name="T5"> teachings scat-/-tered in a few volumes, unknown to the majority, can/ be of little value to society. <text:s/>Not so with the morality/ inculcated in the Mosaic code. <text:s/>It is made public, and is accessible to every/ mind. <text:s/>The high-cultured and the reflecting can discover therein/ the wisdom with which it is replete, and admire it; while/ even the illiterate can comprehend it in its unvarnished sim-/-plicity. <text:s/>A morality it is stamped with the signet of/ God, and such as can be chosen as an infallible guide./ <text:s/>The son of Azza</text:span><text:span text:style-name="T2">ï</text:span><text:span text:style-name="T5"> saw it in that sentence which tells that/ the One Creator made the first parents of the human race,/ in his image and blessed them. <text:s/>He blessed them, that as/ children of a common Father, provided for liberally, they/ might thank together the Author of their existence; He/ blessed them, that as brothers, emanating from the same/</text:span></text:p>
      <text:p text:style-name="P4"><text:span text:style-name="T5"/></text:p>
      <text:p text:style-name="P4"><text:span text:style-name="T5">[Page 4]</text:span></text:p>
      <text:p text:style-name="P4"><text:span text:style-name="T5">stock and feeding at the same [?] table, they might abide together in harmony./ <text:s/></text:span><text:span text:style-name="T7">The</text:span><text:span text:style-name="T5"> Some Sages of antiquity stood at the threshhold[sic!] of this Sanctuary,/ we alone, the descendants of the great believer, were permitted/ to penetrate into its recesses./</text:span></text:p>
      <text:p text:style-name="P4"><text:span text:style-name="T5">True: ages after the proclaiming of the Hebrew legislation,/ new creeds arose, which, spreading through the gentile/ world, dealt a severe blow at heathenism. <text:s/>But </text:span><text:span text:style-name="T7">all</text:span><text:span text:style-name="T5">/ they are a bare reproduction of what had already yeilded[sic!]/ the choice first-fruits. <text:s/>All which an intelligent Israelite/ can pronounce in them perfectly correct, is a borrowed/ knowledge of </text:span><text:span text:style-name="T7">from</text:span><text:span text:style-name="T5"> what our fathers had long before learnt[sic!]. <text:s/>Not/ a little is there which has not its parallel in </text:span><text:span text:style-name="T4">our</text:span><text:span text:style-name="T5"> books./ <text:s/>Not an iota which the thoroughly educated cannot trace/ in some of </text:span><text:span text:style-name="T4">our</text:span><text:span text:style-name="T5"> writings. <text:s/>That those creeds should/ have commanded the reverence of a vast portion of the/ human family, cannot surprise the thinking, for they/ posses enough that speaks to the heart, while they/ forcibly appeal to the senses. <text:s/>That they should rally/ round the standards they unfurled, even this day, millions/ of intelligent beings, is not a cause of wonder to him/ that deeply reflects. <text:s/>A religion purely metaphisical[sic!],/ as Judaism is in its </text:span><text:span text:style-name="T7">ground</text:span><text:span text:style-name="T5"> leading features, cannot be/ grasped by the minds of multitudes. <text:s/>The idea/</text:span></text:p>
      <text:p text:style-name="P4"><text:span text:style-name="T5"/></text:p>
      <text:p text:style-name="P4"><text:span text:style-name="T5">[Page 5]</text:span></text:p>
      <text:p text:style-name="P4"><text:span text:style-name="T5">of a Being filling all space, and incorporeal, all-seeing and/ invisible is too abstract for the bulk of mankind, and/ we know from a sad historical experience, how often those/ who were commissioned from on high to treasure up that idea,/ loosened their hold thereof. <text:s/>Still, in proportion as the human/ family grows from youth to manhood, that same idea will/ be the rallying point for all into whom God has breathed an/ immortal spirit. <text:s/>And </text:span><text:span text:style-name="T4">we</text:span><text:span text:style-name="T5"> have been predestined to bring/ that era to pass. <text:s/>We have </text:span><text:soft-page-break/><text:span text:style-name="T5">read it this morning in the chapter/ from the prophets. <text:s/>"Thus says the Lord God, who created/ the heavens and stretched them out, who spread out the earth/ and what it brings forth, who gives breath to the people/ who are upon it, and a spirit to those who walk therein,/ I, the Lord, have called thee in righteousness, and I hold thee/ by the hand, I will preserve thee, and make thee a cove-/-nant-people, a light of nations," aye: a light of nation./ <text:s/>How any born in Israel should be led to believe that only/ since these new doctrines were disseminated, the world began/ to be humanized and civilized, is a cause of sorrow and of/ astonishment to a faithful Israelite. <text:s/></text:span><text:span text:style-name="T8">How</text:span><text:span text:style-name="T5"> What enun-/-ciation can be more emphatic of the brotherhood of man, than/ the sentence I have taken as my text? <text:s/>What more than it breathes/ a spirit of universal love and universal charity?/</text:span></text:p>
      <text:p text:style-name="P4"><text:span text:style-name="T5"/></text:p>
      <text:p text:style-name="P4"><text:span text:style-name="T5">[Page 6]</text:span></text:p>
      <text:p text:style-name="P4"><text:span text:style-name="T5">God created man in His image, therefore says our martyred sage,/ Rabbi Akibah, I shall not revile my neighbor because I/ was treated lightly, I shall not curse my neighbor because some/ have hurled imprecations at me, for were I to do so, I would/ revile and curse the image of God that is in every man./ <text:s/>Oh! that we </text:span><text:span text:style-name="T7">would</text:span><text:span text:style-name="T5"> studied our books more! <text:s/>Oh that we pondered/ on the writings of our </text:span><text:span text:style-name="T7">Rabbis</text:span><text:span text:style-name="T5"> teachers, we would not then see/ </text:span><text:span text:style-name="T7">perfection where only a copy of the prototype</text:span><text:span text:style-name="T5"> originality in a copy, and treat the archetype with contempt./ <text:s/>We would convince ourselves, and convince others that Judaism/ has sown the seeds of that fraternization which must sooner or later be effected/ </text:span><text:span text:style-name="T7">sooner or later</text:span><text:span text:style-name="T5">; that Judaism inculcates love and </text:span><text:span text:style-name="T7">an</text:span><text:span text:style-name="T5"> charity/ in the most unrestricted sense. <text:s/>I say unrestricted sense,/ because it is our </text:span><text:span text:style-name="T7">religion</text:span><text:span text:style-name="T5"> doctrines that has </text:span><text:span text:style-name="T7">made</text:span><text:span text:style-name="T5"> linked pure morality indispo-/-sably with religion, even, One God and One common </text:span><text:span text:style-name="T7">cry</text:span><text:span text:style-name="T5"> extraction to man, it is at that has joined heaven to earth, or to/ speak more correctly has brought heaven upon earth. <text:s/>For/ what could have stirred up that Being who abides eternally/ to bring into existence this marvellous[sic!] world but love?/ <text:s/>What could have incited Him to breathe into man His/ spout but Charity? <text:s/>Have we not read to day, that when/ God saw All He had done, and he found that it was very good?/</text:span></text:p>
      <text:p text:style-name="P4"><text:span text:style-name="T5"/></text:p>
      <text:p text:style-name="P4"><text:span text:style-name="T5">[Page 7]</text:span></text:p>
      <text:p text:style-name="P4"><text:span text:style-name="T5"><text:tab/>It was good, because calculated to promote the happiness/ of all His creatures, it was good because, man could by/ his mental faculties and spiritual </text:span><text:span text:style-name="T7">power</text:span><text:span text:style-name="T5"> strength rise stupendously./ <text:s/>Love and charity were the motive-powers of the creator, and/ these virtues ought we to exercise toward one another./ <text:s/>Alas! that it is their absence which has brought religion into/ discredit! <text:s/>It is because we fail to exercise them that religion/ has become a byword, not simply with the depraved and the/ worldly, but also with the uncorrupt[sic!] and the large-hearted./ <text:s/>It is for the absence of it, that </text:span><text:span text:style-name="T7">we</text:span><text:span text:style-name="T5"> religion has ceased to become synonimous[sic!] with/ good will &amp; peace, </text:span><text:span text:style-name="T7">but</text:span><text:span text:style-name="T5"> and is interpreted as the formenter of hatred/ and war. <text:s/>It is for its absence that </text:span><text:span text:style-name="T7">pe</text:span><text:span text:style-name="T5"> tranquil homes have been/ </text:span><text:span text:style-name="T7">advanced to be</text:span><text:span text:style-name="T5"> turned into reeking ruins, and flourishing cities into charnel-/houses. <text:s/>Aye: it is because people have not yet learnt[sic!] the/ first page of </text:span><text:span text:style-name="T4">our</text:span><text:span text:style-name="T5"> Bible that we are shocked with the report,/ that a class of men, </text:span><text:span text:style-name="T7">have been</text:span><text:span text:style-name="T5"> whose sin consists in differing in the color/ of their skin from others, have been massacred in cold-blood./ <text:s/>It is through </text:span><text:span text:style-name="T7">that</text:span><text:span text:style-name="T5"> it that we are often so unrelenting, so/ prone to exhibit to view the moral deformities of our neighbor,/ rather than cover them under the broad folds of the mantle/ of Charity; it is because of it, that we would and sting,/ caring nothing </text:span><text:span text:style-name="T7">of</text:span><text:span text:style-name="T5"> for the pain we inflinct[sic!]. <text:s/>It is by reason/ of our lack of charity, that we stop to inquire, "who is/</text:span></text:p>
      <text:p text:style-name="P4"><text:span text:style-name="T5"/></text:p>
      <text:p text:style-name="P4"><text:span text:style-name="T5">[Page 8]</text:span></text:p>
      <text:p text:style-name="P4"><text:span text:style-name="T5">he, where does he come from, what language does he speak?"/ <text:s/>instead of saying "Come brother, thou art in trouble, thou/ hast suffered much, how can I relieve thee?"....__/</text:span></text:p>
      <text:p text:style-name="P4"><text:span text:style-name="T5">But he is not of the seed of Abraham who so acts; for/ of the founder of our people it is written: "I have set him/ apart, in order that he might command his children and his/ household after him, and they will keep the way of the Lord,/ namely, do charity and </text:span><text:span text:style-name="T7">cha</text:span><text:span text:style-name="T5"> justice." <text:s/>Not because/ we have received a bright </text:span><text:soft-page-break/><text:span text:style-name="T5">light, ought we to despise those/ whom that light has not yet penetrated, but we should/ rather </text:span><text:span text:style-name="T7">act</text:span><text:span text:style-name="T5"> work and pray that the veil may be torn aside, and/ all may see the One Father and recognize the one human/ descent. <text:s/>Not because we have been called the first-born,/ must </text:span><text:span text:style-name="T7">we</text:span><text:span text:style-name="T5"> the junior portion of the family, be discarded./ <text:s/>We have been assigned the guardianship of our Father's/ treasure, but not for that must we look with disdain/ upon those to whom it must be dispensed. <text:s/>No we must/ prove our [?] to the privileges obtained, by a godly life,/ by the exercise of those virtues, </text:span><text:span text:style-name="T7">that</text:span><text:span text:style-name="T5"> which will persuade the/ world that Judaism is the pith of morality; the purest, the/</text:span></text:p>
      <text:p text:style-name="P4"><text:span text:style-name="T5"/></text:p>
      <text:p text:style-name="P4"><text:span text:style-name="T5">[Page 9]</text:span></text:p>
      <text:p text:style-name="P4"><text:span text:style-name="T7">the</text:span><text:span text:style-name="T5"> holiest code. <text:s/>Then will we be deemed the/ educator of the human race, the forerunners of sal-/-vation. <text:s/>People who now misapprehend the Jew,/ and vilify his laws, because unacquainted with/ the former, and ignorant of the latter, will acknowledge/ themselves at fault, and we shall have hastened the/ period foreseen by Zechariah, when "ten men of all/ the languages of nations shall lay hold of the skirt of him/ that is a Jew, saying "let us go with you, for we have/ heard that God is with you"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02T14:49:02.26</meta:creation-date>
    <dc:date>2012-04-03T13:55:52.37</dc:date>
    <dc:creator>Penn Libraries</dc:creator>
    <meta:editing-duration>PT02H50M16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2" meta:word-count="2072" meta:character-count="12288"/>
  </office:meta>
</office:document-meta>
</file>